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Corbel, Avenir, 'Lucida Grande', 'Lucida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f0d" officeooo:paragraph-rsid="00029f0d"/>
    </style:style>
    <style:style style:name="P2" style:family="paragraph" style:parent-style-name="Standard">
      <style:text-properties officeooo:rsid="00047b68" officeooo:paragraph-rsid="00029f0d"/>
    </style:style>
    <style:style style:name="P3" style:family="paragraph" style:parent-style-name="Standard">
      <style:text-properties officeooo:rsid="00047b68" officeooo:paragraph-rsid="00047b68"/>
    </style:style>
    <style:style style:name="P4" style:family="paragraph" style:parent-style-name="Standard">
      <style:text-properties officeooo:rsid="00047b68" officeooo:paragraph-rsid="000b70d0"/>
    </style:style>
    <style:style style:name="P5" style:family="paragraph" style:parent-style-name="Standard">
      <style:text-properties officeooo:rsid="00057716" officeooo:paragraph-rsid="00057716"/>
    </style:style>
    <style:style style:name="P6" style:family="paragraph" style:parent-style-name="Standard">
      <style:text-properties officeooo:rsid="0006930c" officeooo:paragraph-rsid="0006930c"/>
    </style:style>
    <style:style style:name="P7" style:family="paragraph" style:parent-style-name="Standard">
      <style:text-properties officeooo:rsid="00080333" officeooo:paragraph-rsid="00080333"/>
    </style:style>
    <style:style style:name="P8" style:family="paragraph" style:parent-style-name="Standard">
      <style:text-properties officeooo:rsid="000b70d0" officeooo:paragraph-rsid="000b70d0"/>
    </style:style>
    <style:style style:name="P9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0b70d0" officeooo:paragraph-rsid="000b70d0"/>
    </style:style>
    <style:style style:name="P10" style:family="paragraph" style:parent-style-name="Standard">
      <style:text-properties officeooo:rsid="000c57ca" officeooo:paragraph-rsid="000c57ca"/>
    </style:style>
    <style:style style:name="P11" style:family="paragraph" style:parent-style-name="Standard">
      <style:text-properties officeooo:rsid="000dd49e" officeooo:paragraph-rsid="000dd49e"/>
    </style:style>
    <style:style style:name="P12" style:family="paragraph" style:parent-style-name="Standard">
      <style:text-properties officeooo:rsid="000e8215" officeooo:paragraph-rsid="000e8215"/>
    </style:style>
    <style:style style:name="P13" style:family="paragraph" style:parent-style-name="Standard">
      <style:text-properties officeooo:rsid="00100e0c" officeooo:paragraph-rsid="00100e0c"/>
    </style:style>
    <style:style style:name="P14" style:family="paragraph" style:parent-style-name="Standard">
      <style:text-properties officeooo:rsid="00111fb2" officeooo:paragraph-rsid="00111fb2"/>
    </style:style>
    <style:style style:name="P15" style:family="paragraph" style:parent-style-name="Standard">
      <style:text-properties officeooo:rsid="0011b585" officeooo:paragraph-rsid="0011b585"/>
    </style:style>
    <style:style style:name="P16" style:family="paragraph" style:parent-style-name="Standard">
      <style:text-properties officeooo:rsid="0014632e" officeooo:paragraph-rsid="0014632e"/>
    </style:style>
    <style:style style:name="P17" style:family="paragraph" style:parent-style-name="Standard" style:list-style-name="L1">
      <style:text-properties officeooo:rsid="00029f0d" officeooo:paragraph-rsid="00029f0d"/>
    </style:style>
    <style:style style:name="P18" style:family="paragraph" style:parent-style-name="Standard" style:list-style-name="L2">
      <style:text-properties officeooo:rsid="00029f0d" officeooo:paragraph-rsid="00029f0d"/>
    </style:style>
    <style:style style:name="P19" style:family="paragraph" style:parent-style-name="Standard" style:list-style-name="L3">
      <style:text-properties officeooo:rsid="00029f0d" officeooo:paragraph-rsid="00029f0d"/>
    </style:style>
    <style:style style:name="P20" style:family="paragraph" style:parent-style-name="Standard" style:list-style-name="L4">
      <style:text-properties officeooo:rsid="00029f0d" officeooo:paragraph-rsid="00029f0d"/>
    </style:style>
    <style:style style:name="P21" style:family="paragraph" style:parent-style-name="Standard" style:list-style-name="L5">
      <style:text-properties officeooo:rsid="00029f0d" officeooo:paragraph-rsid="00029f0d"/>
    </style:style>
    <style:style style:name="P22" style:family="paragraph" style:parent-style-name="Standard" style:list-style-name="L6">
      <style:text-properties officeooo:rsid="00047b68" officeooo:paragraph-rsid="00047b68"/>
    </style:style>
    <style:style style:name="P23" style:family="paragraph" style:parent-style-name="Standard" style:list-style-name="L7">
      <style:text-properties officeooo:rsid="00111fb2" officeooo:paragraph-rsid="00111fb2"/>
    </style:style>
    <style:style style:name="P24" style:family="paragraph" style:parent-style-name="Standard">
      <style:text-properties officeooo:rsid="0014ff90" officeooo:paragraph-rsid="0014ff90"/>
    </style:style>
    <style:style style:name="P25" style:family="paragraph" style:parent-style-name="Standard">
      <style:text-properties officeooo:rsid="0014632e" officeooo:paragraph-rsid="0014632e"/>
    </style:style>
    <style:style style:name="P26" style:family="paragraph" style:parent-style-name="Standard" style:list-style-name="L1">
      <style:paragraph-properties fo:margin-left="2.501cm" fo:margin-right="0cm" fo:text-indent="-0.635cm" style:auto-text-indent="false"/>
      <style:text-properties officeooo:rsid="00057716" officeooo:paragraph-rsid="00057716"/>
    </style:style>
    <style:style style:name="P27" style:family="paragraph" style:parent-style-name="Subtitle">
      <style:text-properties officeooo:paragraph-rsid="0014ff90"/>
    </style:style>
    <style:style style:name="T1" style:family="text">
      <style:text-properties officeooo:rsid="000928bf"/>
    </style:style>
    <style:style style:name="T2" style:family="text">
      <style:text-properties officeooo:rsid="00100e0c"/>
    </style:style>
    <style:style style:name="T3" style:family="text">
      <style:text-properties officeooo:rsid="00138dbf"/>
    </style:style>
    <style:style style:name="T4" style:family="text">
      <style:text-properties officeooo:rsid="0014ff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4">j</text:span>prints</text:p>
      <text:p text:style-name="P27">The D is silent</text:p>
      <text:h text:style-name="Heading_20_2" text:outline-level="2">Important Concepts </text:h>
      <text:p text:style-name="P1">Dataset definitions</text:p>
      <text:list xml:id="list7011240400393638406" text:style-name="L1">
        <text:list-item>
          <text:p text:style-name="P17">Metadata definition</text:p>
        </text:list-item>
        <text:list-item>
          <text:p text:style-name="P26">map types to python</text:p>
        </text:list-item>
        <text:list-item>
          <text:p text:style-name="P26">custom types in Django</text:p>
        </text:list-item>
        <text:list-item>
          <text:p text:style-name="P17">Object management</text:p>
        </text:list-item>
        <text:list-item>
          <text:p text:style-name="P17">Import</text:p>
        </text:list-item>
        <text:list-item>
          <text:p text:style-name="P17">Export</text:p>
        </text:list-item>
        <text:list-item>
          <text:p text:style-name="P17">Display</text:p>
        </text:list-item>
      </text:list>
      <text:p text:style-name="P1"/>
      <text:p text:style-name="P1">Workflow management</text:p>
      <text:p text:style-name="P1"/>
      <text:p text:style-name="P5">Admin Functions</text:p>
      <text:p text:style-name="P5"/>
      <text:p text:style-name="P5">plugins</text:p>
      <text:p text:style-name="P5"/>
      <text:p text:style-name="P1">Templates</text:p>
      <text:p text:style-name="P1"/>
      <text:p text:style-name="P1">Internationalisation</text:p>
      <text:p text:style-name="P1"/>
      <text:p text:style-name="P1">Search</text:p>
      <text:p text:style-name="P1"/>
      <text:p text:style-name="P1">Views/collections</text:p>
      <text:p text:style-name="P1"/>
      <text:p text:style-name="P1">Reports</text:p>
      <text:p text:style-name="P1"/>
      <text:p text:style-name="P1">User Authentication</text:p>
      <text:p text:style-name="P1"/>
      <text:p text:style-name="P1">User Profile</text:p>
      <text:p text:style-name="P1"/>
      <text:p text:style-name="P1">Upgrades</text:p>
      <text:p text:style-name="P1"/>
      <text:p text:style-name="P1">Migration</text:p>
      <text:p text:style-name="P1"/>
      <text:p text:style-name="P1">Default Datasets</text:p>
      <text:list xml:id="list5667915408516134784" text:style-name="L2">
        <text:list-item>
          <text:p text:style-name="P18">User</text:p>
        </text:list-item>
        <text:list-item>
          <text:p text:style-name="P18">Project</text:p>
        </text:list-item>
        <text:list-item>
          <text:p text:style-name="P18">Research Output</text:p>
        </text:list-item>
        <text:list-item>
          <text:p text:style-name="P18">Research Data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h text:style-name="Heading_20_2" text:outline-level="2">Development Environment</text:h>
      <text:p text:style-name="P1"/>
      <text:p text:style-name="P1">Ubuntu 14</text:p>
      <text:p text:style-name="P1">Python 3.4.3</text:p>
      <text:list xml:id="list4835537698667182452" text:style-name="L3">
        <text:list-item>
          <text:p text:style-name="P19">default</text:p>
        </text:list-item>
      </text:list>
      <text:p text:style-name="P1">pip 1.5.4</text:p>
      <text:list xml:id="list1581373596593421876" text:style-name="L4">
        <text:list-item>
          <text:p text:style-name="P20">sudo apt-get install python3-pip</text:p>
        </text:list-item>
      </text:list>
      <text:p text:style-name="P1">Django 1.10-py2.py3-none-any.whl</text:p>
      <text:list xml:id="list7381675540197157542" text:style-name="L5">
        <text:list-item>
          <text:p text:style-name="P21">sudo pip3 install Django</text:p>
        </text:list-item>
      </text:list>
      <text:p text:style-name="P3">Selinium</text:p>
      <text:list xml:id="list3572238157104158661" text:style-name="L6">
        <text:list-item>
          <text:p text:style-name="P22">sudo pip3 install selenium</text:p>
        </text:list-item>
      </text:list>
      <text:p text:style-name="P14">Pillow</text:p>
      <text:list xml:id="list980200029998624288" text:style-name="L7">
        <text:list-item>
          <text:p text:style-name="P23">sudo apt-get build-dep python-imaging</text:p>
        </text:list-item>
        <text:list-item>
          <text:p text:style-name="P23">sudo apt-get install libjpeg8 libjpeg62-dev libfreetype6 libfreetype6-dev</text:p>
        </text:list-item>
        <text:list-item>
          <text:p text:style-name="P23">sudo pip<text:span text:style-name="T3">3</text:span> install Pillow</text:p>
        </text:list-item>
      </text:list>
      <text:p text:style-name="P1"/>
      <text:p text:style-name="P2"/>
      <text:p text:style-name="P3"/>
      <text:p text:style-name="P3"><text:span text:style-name="T2">&gt;</text:span>python3 --version </text:p>
      <text:p text:style-name="P3">Python 3.4.3 </text:p>
      <text:p text:style-name="P3"/>
      <text:p text:style-name="P3"><text:span text:style-name="T2">&gt;</text:span>pip3 --version </text:p>
      <text:p text:style-name="P3">pip 1.5.4 from /usr/lib/python3/dist-packages (python 3.4) </text:p>
      <text:p text:style-name="P3"/>
      <text:p text:style-name="P3"><text:span text:style-name="T2">&gt;</text:span>pip3 list </text:p>
      <text:p text:style-name="P3">Django (1.10) </text:p>
      <text:p text:style-name="P3">selenium (2.53.6) </text:p>
      <text:p text:style-name="P15">Pillow (3.3.1)</text:p>
      <text:p text:style-name="P3"/>
      <text:p text:style-name="P10">create the project:</text:p>
      <text:p text:style-name="P11"><text:span text:style-name="T2">&gt;</text:span>django-admin.py startproject jprints</text:p>
      <text:p text:style-name="P11"/>
      <text:p text:style-name="P12">create an app:</text:p>
      <text:p text:style-name="P12"><text:span text:style-name="T2">&gt;</text:span>cd to jprints</text:p>
      <text:p text:style-name="P12"><text:span text:style-name="T2">&gt;</text:span>python3 manage.py startapp &lt;appname&gt;</text:p>
      <text:p text:style-name="P3"/>
      <text:p text:style-name="P16">create the super user:</text:p>
      <text:p text:style-name="P16">&gt;python3 manage.py createsuperuser</text:p>
      <text:p text:style-name="P16"/>
      <text:p text:style-name="P16"/>
      <text:p text:style-name="P16"/>
      <text:p text:style-name="P16"/>
      <text:p text:style-name="P24">customise vim:</text:p>
      <text:p text:style-name="P24">.vimrc </text:p>
      <text:p text:style-name="P24"><text:soft-page-break/></text:p>
      <text:p text:style-name="P24">autocmd BufNewFile,BufRead *.py set </text:p>
      <text:p text:style-name="P24"><text:s text:c="8"/>\ tabstop=4 </text:p>
      <text:p text:style-name="P24"><text:s text:c="8"/>\ expandtab </text:p>
      <text:p text:style-name="P24"><text:s text:c="8"/>\ softtabstop=4 </text:p>
      <text:p text:style-name="P24"><text:s text:c="8"/>\ shiftwidth=4 </text:p>
      <text:p text:style-name="P24"><text:s text:c="8"/>\ autoindent </text:p>
      <text:p text:style-name="P24"><text:s text:c="8"/>\ fileformat=unix</text:p>
      <text:p text:style-name="P24"/>
      <text:h text:style-name="Heading_20_2" text:outline-level="2">User Management</text:h>
      <text:p text:style-name="P8"/>
      <text:p text:style-name="P8"><text:a xlink:type="simple" xlink:href="https://docs.djangoproject.com/en/1.10/topics/auth/">https://docs.djangoproject.com/en/1.10/topics/auth/</text:a></text:p>
      <text:p text:style-name="P8"/>
      <text:p text:style-name="P9">Django comes with a user authentication system. It handles user accounts, groups, permissions and cookie-based user sessions. It is possible to extend and customise the default implementation to suit the needs of the implementation.</text:p>
      <text:p text:style-name="P8"/>
      <text:p text:style-name="P9">It is possible to use shibboleth authentication.</text:p>
      <text:p text:style-name="P8"/>
      <text:p text:style-name="P4"/>
      <text:p text:style-name="P6">admin</text:p>
      <text:p text:style-name="P6">pypadmin</text:p>
      <text:p text:style-name="P6"/>
      <text:p text:style-name="P7">peter</text:p>
      <text:p text:style-name="P7">qpwoei<text:span text:style-name="T1">ru</text:span></text:p>
      <text:p text:style-name="P7"/>
      <text:p text:style-name="P7"/>
      <text:h text:style-name="Heading_20_2" text:outline-level="2">Data and maintenance</text:h>
      <text:p text:style-name="P13">It is possible to access and update the data model from python scripts such as populate_jprints.py</text:p>
      <text:p text:style-name="P13">These can instantiate the django framework and the models and perform operations on the data via the API.</text:p>
      <text:p text:style-name="P13"/>
      <text:p text:style-name="P13">&gt;python3 populate_jprints.py</text:p>
      <text:p text:style-name="P13"/>
      <text:p text:style-name="P16">Updates to the Model require DB updates/migrations</text:p>
      <text:p text:style-name="P16">&gt;python3 manage.py migrate </text:p>
      <text:p text:style-name="P16">&gt;python3 manage.py makemigrations jprints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Corbel, Avenir, 'Lucida Grande', 'Lucida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57:54.363001374</meta:creation-date>
    <dc:date>2016-09-27T14:46:41.515380609</dc:date>
    <meta:editing-duration>PT17H30M33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3" meta:paragraph-count="82" meta:word-count="271" meta:character-count="1981" meta:non-whitespace-character-count="1737"/>
  </office:meta>
</office:document-meta>
</file>